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he-latest-login-in-2020/" text:style-name="Internet_20_link" text:visited-style-name="Visited_20_Internet_20_Link"><text:span text:style-name="T1">1890. The Latest Login in 2020</text:span></text:a></text:p>
      <text:section text:style-name="Sect1" text:name="headlessui-popover-button-:rl:">
        <text:p text:style-name="Standard"/>
      </text:section>
      <text:p text:style-name="P4">Easy</text:p>
      <text:p text:style-name="P4">349</text:p>
      <text:p text:style-name="P4">7</text:p>
      <text:section text:style-name="Sect1" text:name="headlessui-popover-button-:rq:">
        <text:p text:style-name="Standard"/>
      </text:section>
      <text:section text:style-name="Sect1" text:name="headlessui-popover-button-:rt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Logins</text:span></text:span></text:p>
      <text:p text:style-name="P2">+----------------+----------+</text:p>
      <text:p text:style-name="P2">| Column Name <text:s text:c="3"/>| Type <text:s text:c="4"/>|</text:p>
      <text:p text:style-name="P2">+----------------+----------+</text:p>
      <text:p text:style-name="P2">| user_id <text:s text:c="7"/>| int <text:s text:c="5"/>|</text:p>
      <text:p text:style-name="P2">| time_stamp <text:s text:c="4"/>| datetime |</text:p>
      <text:p text:style-name="P2">+----------------+----------+</text:p>
      <text:p text:style-name="P2">(user_id, time_stamp) is the primary key (combination of columns with unique values) for this table.</text:p>
      <text:p text:style-name="P1">Each row contains information about the login time for the user with ID user_id.</text:p>
      <text:p text:style-name="P6"> </text:p>
      <text:p text:style-name="P7"><text:span text:style-name="T1">Write a solution to report the </text:span><text:span text:style-name="Strong_20_Emphasis"><text:span text:style-name="T1">latest</text:span></text:span><text:span text:style-name="T1"> login for all users in the year </text:span><text:span text:style-name="Source_20_Text"><text:span text:style-name="T2">2020</text:span></text:span><text:span text:style-name="T1">. Do </text:span><text:span text:style-name="Strong_20_Emphasis"><text:span text:style-name="T1">not</text:span></text:span><text:span text:style-name="T1"> include the users who did not login in </text:span><text:span text:style-name="Source_20_Text"><text:span text:style-name="T2">2020</text:span></text:span><text:span text:style-name="T1">.</text:span></text:p>
      <text:p text:style-name="P7"><text:span text:style-name="T1">Return the result table </text:span><text:span text:style-name="Strong_20_Emphasis"><text:span text:style-name="T1">in 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Logins table:</text:p>
      <text:p text:style-name="P2">+---------+---------------------+</text:p>
      <text:p text:style-name="P2">| user_id | time_stamp <text:s text:c="9"/>|</text:p>
      <text:p text:style-name="P2">+---------+---------------------+</text:p>
      <text:p text:style-name="P2">| 6 <text:s text:c="6"/>| 2020-06-30 15:06:07 |</text:p>
      <text:p text:style-name="P2">| 6 <text:s text:c="6"/>| 2021-04-21 14:06:06 |</text:p>
      <text:p text:style-name="P2">| 6 <text:s text:c="6"/>| 2019-03-07 00:18:15 |</text:p>
      <text:p text:style-name="P2">| 8 <text:s text:c="6"/>| 2020-02-01 05:10:53 |</text:p>
      <text:p text:style-name="P2">| 8 <text:s text:c="6"/>| 2020-12-30 00:46:50 |</text:p>
      <text:p text:style-name="P2">| 2 <text:s text:c="6"/>| 2020-01-16 02:49:50 |</text:p>
      <text:p text:style-name="P2">| 2 <text:s text:c="6"/>| 2019-08-25 07:59:08 |</text:p>
      <text:p text:style-name="P2">| 14 <text:s text:c="5"/>| 2019-07-14 09:00:00 |</text:p>
      <text:p text:style-name="P2">| 14 <text:s text:c="5"/>| 2021-01-06 11:59:59 |</text:p>
      <text:p text:style-name="P2">+---------+---------------------+</text:p>
      <text:p text:style-name="P3"><text:span text:style-name="Strong_20_Emphasis"><text:span text:style-name="T1">Output:</text:span></text:span><text:span text:style-name="T1"> </text:span></text:p>
      <text:p text:style-name="P2">+---------+---------------------+</text:p>
      <text:p text:style-name="P2"><text:soft-page-break/>| user_id | last_stamp <text:s text:c="9"/>|</text:p>
      <text:p text:style-name="P2">+---------+---------------------+</text:p>
      <text:p text:style-name="P2">| 6 <text:s text:c="6"/>| 2020-06-30 15:06:07 |</text:p>
      <text:p text:style-name="P2">| 8 <text:s text:c="6"/>| 2020-12-30 00:46:50 |</text:p>
      <text:p text:style-name="P2">| 2 <text:s text:c="6"/>| 2020-01-16 02:49:50 |</text:p>
      <text:p text:style-name="P2">+---------+---------------------+</text:p>
      <text:p text:style-name="P3"><text:span text:style-name="Strong_20_Emphasis"><text:span text:style-name="T1">Explanation:</text:span></text:span><text:span text:style-name="T1"> </text:span></text:p>
      <text:p text:style-name="P2">User 6 logged into their account 3 times but only once in 2020, so we include this login in the result table.</text:p>
      <text:p text:style-name="P2">User 8 logged into their account 2 times in 2020, once in February and once in December. We include only the latest one (December) in the result table.</text:p>
      <text:p text:style-name="P2">User 2 logged into their account 2 times but only once in 2020, so we include this login in the result table.</text:p>
      <text:p text:style-name="P1">User 14 did not login in 2020, so we do not include them in the result tabl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21:32:02.783000000</dc:date>
    <meta:editing-duration>PT9S</meta:editing-duration>
    <meta:editing-cycles>1</meta:editing-cycles>
    <meta:document-statistic meta:table-count="0" meta:image-count="0" meta:object-count="0" meta:page-count="2" meta:paragraph-count="50" meta:word-count="307" meta:character-count="1806" meta:non-whitespace-character-count="1449"/>
    <meta:generator>LibreOffice/7.2.2.2$Windows_X86_64 LibreOffice_project/02b2acce88a210515b4a5bb2e46cbfb63fe97d56</meta:generator>
  </office:meta>
</office:document-meta>
</file>